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17in"/>
    </style:style>
    <style:style style:name="co3" style:family="table-column">
      <style:table-column-properties fo:break-before="auto" style:column-width="1.9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Garden of Lov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Descriptive name from Garden of Love:</text:p>
          </table:table-cell>
          <table:table-cell office:value-type="string">
            <text:p>Components of this: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Valley of Doubt</text:p>
          </table:table-cell>
          <table:table-cell office:value-type="string">
            <text:p>Dece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5T21:41:49</meta:creation-date>
    <dc:date>2014-03-25T22:07:51</dc:date>
    <dc:creator>Ryan </dc:creator>
    <meta:editing-duration>PT12M13S</meta:editing-duration>
    <meta:editing-cycles>2</meta:editing-cycles>
    <meta:generator>LibreOffice/3.6$Linux_X86_64 LibreOffice_project/360m1$Build-304</meta:generator>
    <meta:document-statistic meta:table-count="1" meta:cell-count="5" meta:object-count="0"/>
  </office:meta>
</office:document-meta>
</file>